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6" style:family="paragraph" style:parent-style-name="Standard">
      <style:text-properties officeooo:paragraph-rsid="00211236"/>
    </style:style>
    <style:style style:name="P57" style:family="paragraph" style:parent-style-name="Standard">
      <style:text-properties officeooo:paragraph-rsid="08a6391a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/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P80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5"><draw:line text:anchor-type="char" draw:z-index="0" draw:name="Shape3_8" draw:style-name="gr5" draw:text-style-name="P80" svg:x1="1.8528in" svg:y1="0.1791in" svg:x2="3.8075in" svg:y2="0.1791in"><text:p/></draw:line><draw:line text:anchor-type="char" draw:z-index="1" draw:name="Shape3_9" draw:style-name="gr5" draw:text-style-name="P8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2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5">လစာဝင်ငွေခွန်နုတ်ယူခြင်းခံရသူ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65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0"><draw:line text:anchor-type="paragraph" draw:z-index="16" draw:name="Shape3_20" draw:style-name="gr1" draw:text-style-name="P7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0"/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0"><draw:line text:anchor-type="paragraph" draw:z-index="17" draw:name="Shape3_24" draw:style-name="gr1" draw:text-style-name="P7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0"><draw:line text:anchor-type="paragraph" draw:z-index="18" draw:name="Shape3_25" draw:style-name="gr1" draw:text-style-name="P77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0"><draw:line text:anchor-type="paragraph" draw:z-index="19" draw:name="Shape3_26" draw:style-name="gr1" draw:text-style-name="P7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3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0"><draw:line text:anchor-type="paragraph" draw:z-index="20" draw:name="Shape3_27" draw:style-name="gr1" draw:text-style-name="P7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0"><draw:line text:anchor-type="paragraph" draw:z-index="21" draw:name="Shape3_28" draw:style-name="gr1" draw:text-style-name="P7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1"><draw:line text:anchor-type="paragraph" draw:z-index="23" draw:name="Shape3_30" draw:style-name="gr1" draw:text-style-name="P7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2" draw:name="Shape3_29" draw:style-name="gr1" draw:text-style-name="P77" svg:x1="0.0827in" svg:y1="0.1811in" svg:x2="3.3693in" svg:y2="0.1811in"><text:p/></draw:line><draw:line text:anchor-type="paragraph" draw:z-index="24" draw:name="Shape3_31" draw:style-name="gr1" draw:text-style-name="P77" svg:x1="3.7744in" svg:y1="0.1811in" svg:x2="7.5701in" svg:y2="0.1811in"><text:p/></draw:line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6"><draw:line text:anchor-type="paragraph" draw:z-index="25" draw:name="Shape3_32" draw:style-name="gr1" draw:text-style-name="P78" svg:x1="0.4858in" svg:y1="0.1957in" svg:x2="3.8311in" svg:y2="0.1957in"><text:p/></draw:line>လိပ်စာ <text:s/><text:user-field-get text:name="py3o.o.company_id.street">street</text:user-field-get></text:p>
            <text:p text:style-name="P74"/>
          </table:table-cell>
        </table:table-row>
        <table:table-row table:style-name="TableLine2001677254272">
          <table:table-cell table:style-name="Table1.A1" office:value-type="string">
            <text:p text:style-name="P61"><draw:line text:anchor-type="paragraph" draw:z-index="26" draw:name="Shape3_33" draw:style-name="gr1" draw:text-style-name="P7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6"><draw:line text:anchor-type="paragraph" draw:z-index="27" draw:name="Shape3_34" draw:style-name="gr1" draw:text-style-name="P7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1"><draw:line text:anchor-type="paragraph" draw:z-index="28" draw:name="Shape3_35" draw:style-name="gr1" draw:text-style-name="P77" svg:x1="1.9563in" svg:y1="0.2067in" svg:x2="3.3689in" svg:y2="0.202in"><text:p/></draw:line><draw:line text:anchor-type="paragraph" draw:z-index="29" draw:name="Shape3_36" draw:style-name="gr1" draw:text-style-name="P7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3"/>
          </table:table-cell>
          <table:covered-table-cell/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2">စဥ်</text:p>
            <text:p text:style-name="P7"/>
          </table:table-cell>
          <table:table-cell table:style-name="Table3.A1" office:value-type="string">
            <text:p text:style-name="P32">လအမည်</text:p>
            <text:p text:style-name="P7"/>
          </table:table-cell>
          <table:table-cell table:style-name="Table3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7"/>
          </table:table-cell>
          <table:table-cell table:style-name="Table3.A1" office:value-type="string">
            <text:p text:style-name="P32">ပေးဆောင်သည့် </text:p>
            <text:p text:style-name="P32">အခွန်(ကျပ်)</text:p>
            <text:p text:style-name="P7"/>
          </table:table-cell>
          <table:table-cell table:style-name="Table3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7"/>
          </table:table-cell>
          <table:table-cell table:style-name="Table3.F1" office:value-type="string">
            <text:p text:style-name="P32">လက်မှတ်</text:p>
            <text:p text:style-name="P7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7"><text:text-input text:description="py3o://function=&quot;r.number_list(i)&quot;">sr</text:text-input></text:p>
          </table:table-cell>
          <table:table-cell table:style-name="Table3.A3" office:value-type="string">
            <text:p text:style-name="P45"><text:text-input text:description="py3o://function=&quot;r.month_list(i, r.month)&quot;">month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4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5">စုစုပေါင်း</text:p>
          </table:table-cell>
          <table:covered-table-cell/>
          <table:table-cell table:style-name="Table3.A3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5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1"><draw:line text:anchor-type="paragraph" draw:z-index="14" draw:name="Shape3_22" draw:style-name="gr1" draw:text-style-name="P7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8">နှုတ်ယူ</text:p>
            <text:p text:style-name="P38">ပေးသွင်းသူ </text:p>
            <text:p text:style-name="P3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3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7312">
          <table:table-cell table:style-name="Table7.A5" office:value-type="string">
            <text:p text:style-name="P14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8"><draw:custom-shape text:anchor-type="paragraph" draw:z-index="3" draw:name="Shape2" draw:style-name="gr3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5"><draw:custom-shape text:anchor-type="paragraph" draw:z-index="5" draw:name="Shape2_1" draw:style-name="gr2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960">
          <table:table-cell table:style-name="Table7.A5" office:value-type="string">
            <text:p text:style-name="P15">(ဂ) အိမ်ထောင်ဖက်</text:p>
          </table:table-cell>
          <table:table-cell table:style-name="Table7.D1" office:value-type="string">
            <text:p text:style-name="P15"><draw:custom-shape text:anchor-type="paragraph" draw:z-index="6" draw:name="Shape2_2" draw:style-name="gr2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59"><draw:custom-shape text:anchor-type="paragraph" draw:z-index="4" draw:name="Shape2_0" draw:style-name="gr2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3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6">(င) ဝန်ထမ်းနှင့် အိမ်ထောင်ဖက်အတွက် အသက်အာမခံပရီမီယံ </text:p>
            <text:p text:style-name="P17"><draw:line text:anchor-type="paragraph" draw:z-index="15" draw:name="Shape3_23" draw:style-name="gr1" draw:text-style-name="P7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2"><draw:line text:anchor-type="paragraph" draw:z-index="7" draw:name="Shape3_5" draw:style-name="gr1" draw:text-style-name="P7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4"><draw:line text:anchor-type="paragraph" draw:z-index="8" draw:name="Shape3_15" draw:style-name="gr1" draw:text-style-name="P77" svg:x1="0.4043in" svg:y1="-0.1098in" svg:x2="3.3559in" svg:y2="-0.1098in"><text:p/></draw:line><draw:line text:anchor-type="paragraph" draw:z-index="9" draw:name="Shape3_16" draw:style-name="gr1" draw:text-style-name="P7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10" draw:name="Shape3_18" draw:style-name="gr1" draw:text-style-name="P7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1"><draw:line text:anchor-type="paragraph" draw:z-index="11" draw:name="Shape3_17" draw:style-name="gr1" draw:text-style-name="P7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2" draw:name="Shape3_19" draw:style-name="gr1" draw:text-style-name="P7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8">(စ) လူမှုဖူလုံရေး ရန်ပုံငွေသို့ ပေးသွင်းရန်<text:span text:style-name="T15">နုတ်ယူခြင်းခံရသည့်</text:span></text:p>
            <text:p text:style-name="P18"><draw:line text:anchor-type="paragraph" draw:z-index="13" draw:name="Shape3_21" draw:style-name="gr1" draw:text-style-name="P7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2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3"/>
      <text:p text:style-name="P4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16M5S</meta:editing-duration>
    <meta:editing-cycles>1118</meta:editing-cycles>
    <dc:date>2022-12-01T00:22:07.466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